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62f4" officeooo:paragraph-rsid="000662f4"/>
    </style:style>
    <style:style style:name="P2" style:family="paragraph" style:parent-style-name="Standard">
      <style:text-properties officeooo:rsid="000f6d3b" officeooo:paragraph-rsid="000f6d3b"/>
    </style:style>
    <style:style style:name="P3" style:family="paragraph" style:parent-style-name="Standard">
      <style:text-properties officeooo:rsid="0012abc4" officeooo:paragraph-rsid="0012abc4"/>
    </style:style>
    <style:style style:name="P4" style:family="paragraph" style:parent-style-name="Text_20_body">
      <style:text-properties officeooo:rsid="0013fbdf" officeooo:paragraph-rsid="0013fbdf"/>
    </style:style>
    <style:style style:name="P5" style:family="paragraph" style:parent-style-name="Text_20_body">
      <style:text-properties fo:font-size="8pt" style:font-size-asian="8pt" style:font-size-complex="8pt"/>
    </style:style>
    <style:style style:name="P6" style:family="paragraph" style:parent-style-name="Text_20_body">
      <style:text-properties fo:font-size="8pt" fo:font-weight="normal" officeooo:rsid="001485b3" officeooo:paragraph-rsid="001485b3" style:font-size-asian="7pt" style:font-weight-asian="normal" style:font-size-complex="8pt" style:font-weight-complex="normal"/>
    </style:style>
    <style:style style:name="P7" style:family="paragraph" style:parent-style-name="Text_20_body">
      <style:text-properties fo:font-size="11pt" fo:font-weight="bold" officeooo:rsid="0013fbdf" officeooo:paragraph-rsid="0013fbdf" style:font-size-asian="9.60000038146973pt" style:font-weight-asian="bold" style:font-size-complex="11pt" style:font-weight-complex="bold"/>
    </style:style>
    <style:style style:name="P8" style:family="paragraph" style:parent-style-name="Text_20_body">
      <style:text-properties fo:font-size="11pt" fo:font-weight="bold" officeooo:rsid="001485b3" officeooo:paragraph-rsid="001485b3" style:font-size-asian="9.60000038146973pt" style:font-weight-asian="bold" style:font-size-complex="11pt" style:font-weight-complex="bold"/>
    </style:style>
    <style:style style:name="P9" style:family="paragraph" style:parent-style-name="Heading_20_2">
      <style:text-properties officeooo:rsid="0013fbdf" officeooo:paragraph-rsid="0013fbdf"/>
    </style:style>
    <style:style style:name="P10" style:family="paragraph" style:parent-style-name="Heading_20_2">
      <style:text-properties officeooo:paragraph-rsid="0016dba8"/>
    </style:style>
    <style:style style:name="P11" style:family="paragraph" style:parent-style-name="Standard" style:list-style-name="L2">
      <style:text-properties officeooo:paragraph-rsid="0017cb76"/>
    </style:style>
    <style:style style:name="P12" style:family="paragraph" style:parent-style-name="Standard" style:list-style-name="L2">
      <style:text-properties officeooo:paragraph-rsid="0018c040"/>
    </style:style>
    <style:style style:name="P13" style:family="paragraph" style:parent-style-name="Standard" style:list-style-name="L2">
      <style:text-properties officeooo:paragraph-rsid="001a0d73"/>
    </style:style>
    <style:style style:name="P14" style:family="paragraph" style:parent-style-name="Standard">
      <style:text-properties officeooo:rsid="0005781d" officeooo:paragraph-rsid="0005781d"/>
    </style:style>
    <style:style style:name="P15" style:family="paragraph" style:parent-style-name="Standard" style:list-style-name="L2">
      <style:text-properties officeooo:rsid="000662f4" officeooo:paragraph-rsid="0009fb72"/>
    </style:style>
    <style:style style:name="P16" style:family="paragraph" style:parent-style-name="Standard" style:list-style-name="L3">
      <style:text-properties officeooo:paragraph-rsid="000ee4d3"/>
    </style:style>
    <style:style style:name="P17" style:family="paragraph" style:parent-style-name="Standard" style:list-style-name="L3">
      <style:text-properties officeooo:rsid="000cb095" officeooo:paragraph-rsid="000cb095"/>
    </style:style>
    <style:style style:name="P18" style:family="paragraph" style:parent-style-name="Standard" style:list-style-name="L3">
      <style:text-properties officeooo:rsid="000df31a" officeooo:paragraph-rsid="000df31a"/>
    </style:style>
    <style:style style:name="P19" style:family="paragraph" style:parent-style-name="Standard" style:list-style-name="L3">
      <style:text-properties officeooo:rsid="000f6d3b" officeooo:paragraph-rsid="000f6d3b"/>
    </style:style>
    <style:style style:name="P20" style:family="paragraph" style:parent-style-name="Standard" style:list-style-name="L3">
      <style:text-properties officeooo:rsid="0011080d" officeooo:paragraph-rsid="0011080d"/>
    </style:style>
    <style:style style:name="P21" style:family="paragraph" style:parent-style-name="Standard" style:list-style-name="L4">
      <style:text-properties officeooo:paragraph-rsid="0013fbdf"/>
    </style:style>
    <style:style style:name="P22" style:family="paragraph" style:parent-style-name="Standard" style:list-style-name="L4">
      <style:text-properties officeooo:paragraph-rsid="0012abc4"/>
    </style:style>
    <style:style style:name="P23" style:family="paragraph" style:parent-style-name="Standard" style:list-style-name="L4">
      <style:text-properties officeooo:rsid="0012abc4" officeooo:paragraph-rsid="0012abc4"/>
    </style:style>
    <style:style style:name="P24" style:family="paragraph" style:parent-style-name="Standard" style:list-style-name="L5">
      <style:text-properties officeooo:rsid="0012abc4" officeooo:paragraph-rsid="0012abc4"/>
    </style:style>
    <style:style style:name="P25" style:family="paragraph" style:parent-style-name="Standard" style:list-style-name="L6">
      <style:text-properties officeooo:rsid="0012abc4" officeooo:paragraph-rsid="0012abc4"/>
    </style:style>
    <style:style style:name="P26" style:family="paragraph" style:parent-style-name="Standard" style:list-style-name="L4">
      <style:text-properties officeooo:rsid="0014cc70" officeooo:paragraph-rsid="0014cc70"/>
    </style:style>
    <style:style style:name="P27" style:family="paragraph" style:parent-style-name="Standard" style:list-style-name="L4">
      <style:text-properties officeooo:rsid="0013fbdf" officeooo:paragraph-rsid="0013fbdf"/>
    </style:style>
    <style:style style:name="P28" style:family="paragraph" style:parent-style-name="Standard">
      <style:text-properties officeooo:paragraph-rsid="0005781d"/>
    </style:style>
    <style:style style:name="P29" style:family="paragraph" style:parent-style-name="Standard" style:list-style-name="L2">
      <style:text-properties officeooo:rsid="0016dba8" officeooo:paragraph-rsid="0018c040"/>
    </style:style>
    <style:style style:name="P30" style:family="paragraph" style:parent-style-name="Standard" style:list-style-name="L2">
      <style:text-properties officeooo:rsid="0018c040" officeooo:paragraph-rsid="0018c040"/>
    </style:style>
    <style:style style:name="P31" style:family="paragraph" style:parent-style-name="Standard" style:list-style-name="L2">
      <style:text-properties fo:font-style="normal" officeooo:rsid="0018c040" officeooo:paragraph-rsid="0018c040" style:font-style-asian="normal" style:font-style-complex="normal"/>
    </style:style>
    <style:style style:name="P32" style:family="paragraph" style:parent-style-name="Standard" style:list-style-name="L2">
      <style:text-properties officeooo:rsid="001a0d73" officeooo:paragraph-rsid="001a0d73"/>
    </style:style>
    <style:style style:name="P33" style:family="paragraph" style:parent-style-name="Standard">
      <style:text-properties officeooo:paragraph-rsid="000bbc27"/>
    </style:style>
    <style:style style:name="P34" style:family="paragraph" style:parent-style-name="Text_20_body">
      <style:text-properties officeooo:paragraph-rsid="0013fbdf"/>
    </style:style>
    <style:style style:name="P35" style:family="paragraph" style:parent-style-name="Text_20_body" style:list-style-name="L7">
      <style:text-properties officeooo:rsid="0016dba8" officeooo:paragraph-rsid="0016dba8"/>
    </style:style>
    <style:style style:name="P36" style:family="paragraph" style:parent-style-name="Text_20_body">
      <style:text-properties fo:font-style="normal" officeooo:rsid="0016dba8" officeooo:paragraph-rsid="0016dba8" style:font-style-asian="normal" style:font-style-complex="normal"/>
    </style:style>
    <style:style style:name="P37" style:family="paragraph" style:parent-style-name="Text_20_body">
      <style:text-properties officeooo:paragraph-rsid="0016dba8"/>
    </style:style>
    <style:style style:name="P38" style:family="paragraph" style:parent-style-name="Text_20_body" style:list-style-name="L7">
      <style:text-properties officeooo:paragraph-rsid="0016dba8"/>
    </style:style>
    <style:style style:name="P39" style:family="paragraph" style:parent-style-name="Text_20_body">
      <style:text-properties officeooo:rsid="0017cb76" officeooo:paragraph-rsid="0017cb76"/>
    </style:style>
    <style:style style:name="T1" style:family="text">
      <style:text-properties officeooo:rsid="0005781d"/>
    </style:style>
    <style:style style:name="T2" style:family="text">
      <style:text-properties officeooo:rsid="000df31a"/>
    </style:style>
    <style:style style:name="T3" style:family="text">
      <style:text-properties officeooo:rsid="000ee4d3"/>
    </style:style>
    <style:style style:name="T4" style:family="text">
      <style:text-properties officeooo:rsid="000f6d3b"/>
    </style:style>
    <style:style style:name="T5" style:family="text">
      <style:text-properties officeooo:rsid="0011080d"/>
    </style:style>
    <style:style style:name="T6" style:family="text">
      <style:text-properties officeooo:rsid="0012abc4"/>
    </style:style>
    <style:style style:name="T7" style:family="text">
      <style:text-properties officeooo:rsid="0013fbdf"/>
    </style:style>
    <style:style style:name="T8" style:family="text">
      <style:text-properties fo:font-style="normal" style:font-style-asian="normal" style:font-style-complex="normal"/>
    </style:style>
    <style:style style:name="T9" style:family="text">
      <style:text-properties fo:font-style="normal" officeooo:rsid="0013fbdf" style:font-style-asian="normal" style:font-style-complex="normal"/>
    </style:style>
    <style:style style:name="T10" style:family="text">
      <style:text-properties fo:font-style="normal" officeooo:rsid="0016dba8" style:font-style-asian="normal" style:font-style-complex="normal"/>
    </style:style>
    <style:style style:name="T11" style:family="text">
      <style:text-properties fo:font-style="normal" officeooo:rsid="0017cb76" style:font-style-asian="normal" style:font-style-complex="normal"/>
    </style:style>
    <style:style style:name="T12" style:family="text">
      <style:text-properties fo:font-style="normal" officeooo:rsid="0018c040" style:font-style-asian="normal" style:font-style-complex="normal"/>
    </style:style>
    <style:style style:name="T13" style:family="text">
      <style:text-properties fo:font-style="normal" officeooo:rsid="001906bd" style:font-style-asian="normal" style:font-style-complex="normal"/>
    </style:style>
    <style:style style:name="T14" style:family="text">
      <style:text-properties fo:font-style="normal" officeooo:rsid="001a0d73" style:font-style-asian="normal" style:font-style-complex="normal"/>
    </style:style>
    <style:style style:name="T15" style:family="text">
      <style:text-properties fo:font-style="normal" officeooo:rsid="001af065" style:font-style-asian="normal" style:font-style-complex="normal"/>
    </style:style>
    <style:style style:name="T16" style:family="text">
      <style:text-properties fo:font-style="normal" fo:font-weight="bold" officeooo:rsid="0016dba8" style:font-style-asian="normal" style:font-weight-asian="bold" style:font-style-complex="normal" style:font-weight-complex="bold"/>
    </style:style>
    <style:style style:name="T17" style:family="text">
      <style:text-properties fo:font-style="italic" style:font-style-asian="italic" style:font-style-complex="italic"/>
    </style:style>
    <style:style style:name="T18" style:family="text">
      <style:text-properties fo:font-style="italic" officeooo:rsid="0016dba8" style:font-style-asian="italic" style:font-style-complex="italic"/>
    </style:style>
    <style:style style:name="T19" style:family="text">
      <style:text-properties fo:font-style="italic" officeooo:rsid="0013fbdf" style:font-style-asian="italic" style:font-style-complex="italic"/>
    </style:style>
    <style:style style:name="T20" style:family="text">
      <style:text-properties fo:font-style="italic" officeooo:rsid="0018c040" style:font-style-asian="italic" style:font-style-complex="italic"/>
    </style:style>
    <style:style style:name="T21" style:family="text">
      <style:text-properties fo:font-style="italic" officeooo:rsid="001906bd" style:font-style-asian="italic" style:font-style-complex="italic"/>
    </style:style>
    <style:style style:name="T22" style:family="text">
      <style:text-properties fo:font-style="italic" officeooo:rsid="001a0d73" style:font-style-asian="italic" style:font-style-complex="italic"/>
    </style:style>
    <style:style style:name="T23" style:family="text">
      <style:text-properties fo:font-style="italic" officeooo:rsid="001af065" style:font-style-asian="italic" style:font-style-complex="italic"/>
    </style:style>
    <style:style style:name="T24" style:family="text">
      <style:text-properties officeooo:rsid="001485b3"/>
    </style:style>
    <style:style style:name="T25" style:family="text">
      <style:text-properties officeooo:rsid="0016dba8"/>
    </style:style>
    <style:style style:name="T26" style:family="text">
      <style:text-properties officeooo:rsid="0017cb76"/>
    </style:style>
    <style:style style:name="T27" style:family="text">
      <style:text-properties officeooo:rsid="0018c040"/>
    </style:style>
    <style:style style:name="T28" style:family="text">
      <style:text-properties officeooo:rsid="001a0d73"/>
    </style:style>
    <style:style style:name="T29" style:family="text">
      <style:text-properties officeooo:rsid="001af065"/>
    </style:style>
    <style:style style:name="T30" style:family="text">
      <style:text-properties officeooo:rsid="000bbc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How to Run</text:h>
      <text:p text:style-name="P4"><text:span text:style-name="T8">Running </text:span><text:span text:style-name="T10">each </text:span><text:span text:style-name="T8">server: </text:span><text:span text:style-name="T17">python3 server.py</text:span></text:p>
      <text:p text:style-name="P34"><text:span text:style-name="T9">Running each </text:span><text:span text:style-name="T10">client</text:span><text:span text:style-name="T9">: </text:span><text:span text:style-name="T19">python3 </text:span><text:span text:style-name="T18">client</text:span><text:span text:style-name="T19">.py</text:span></text:p>
      <text:p text:style-name="P36"/>
      <text:p text:style-name="P37"><text:span text:style-name="T10">Run three instances of the server script, and two instances of the client script. We will refer to these server instances as (</text:span><text:span text:style-name="T11">1</text:span><text:span text:style-name="T10">, </text:span><text:span text:style-name="T11">2</text:span><text:span text:style-name="T10">, </text:span><text:span text:style-name="T11">3</text:span><text:span text:style-name="T10">) and the client instances as (A, B) respectively. </text:span></text:p>
      <text:p text:style-name="P37"><text:span text:style-name="T10">When all five scripts have launched, begin entering in the following inputs to get the program running.</text:span><text:span text:style-name="T16"> All inputs must be correctly entered within a ten-second window following the first input for the program to run correctly.</text:span></text:p>
      <text:p text:style-name="P39"><text:span text:style-name="T8">server.py</text:span></text:p>
      <text:list xml:id="list91538203" text:style-name="L7">
        <text:list-item>
          <text:p text:style-name="P38"><text:span text:style-name="T10">Server </text:span><text:span text:style-name="T11">1</text:span><text:span text:style-name="T10"> →Enter “1”</text:span></text:p>
        </text:list-item>
        <text:list-item>
          <text:p text:style-name="P35"><text:span text:style-name="T8">Server </text:span><text:span text:style-name="T11">2</text:span><text:span text:style-name="T8"> → Enter “2”</text:span></text:p>
        </text:list-item>
        <text:list-item>
          <text:p text:style-name="P35"><text:span text:style-name="T8">Server </text:span><text:span text:style-name="T11">3</text:span><text:span text:style-name="T8"> → Enter “3”</text:span></text:p>
        </text:list-item>
      </text:list>
      <text:p text:style-name="P39"><text:span text:style-name="T8">client.py</text:span></text:p>
      <text:list xml:id="list184805041071544" text:continue-numbering="true" text:style-name="L7">
        <text:list-item>
          <text:p text:style-name="P35"><text:span text:style-name="T8">Client A → Enter “A”</text:span></text:p>
        </text:list-item>
        <text:list-item>
          <text:p text:style-name="P38"><text:span text:style-name="T10">Client B → Enter “B”</text:span></text:p>
        </text:list-item>
      </text:list>
      <text:h text:style-name="P10" text:outline-level="2">Program Structure</text:h>
      <text:p text:style-name="P28"><text:span text:style-name="T1">The program is divided up into two scripts, one to handle the functions, input, and output of the server</text:span><text:span text:style-name="T25">s</text:span><text:span text:style-name="T1"> and one for the </text:span><text:span text:style-name="T25">clients</text:span><text:span text:style-name="T1">.</text:span></text:p>
      <text:p text:style-name="P14"/>
      <text:p text:style-name="P14">The server script is divided as follows:</text:p>
      <text:list xml:id="list3211027753" text:style-name="L2">
        <text:list-item>
          <text:p text:style-name="P29">The server begins by initializing global variables to use across threads, then asking the user to specify the identity of the server. <text:span text:style-name="T29">These global variables will be periodically imported into threads as they need to update them. </text:span></text:p>
          <text:list>
            <text:list-item>
              <text:p text:style-name="P30">The <text:span text:style-name="T17">clock</text:span><text:span text:style-name="T8"> global variable is a Lamport clock which adjusts based either on delay or on the time specified by the client. It’s simply an integer which is incremented on events. This allows us to see the order in which messages are being sent and simulate the timing present in the diagram.</text:span></text:p>
            </text:list-item>
            <text:list-item>
              <text:p text:style-name="P30"><text:span text:style-name="T8">The </text:span><text:span text:style-name="T17">loc</text:span><text:span text:style-name="T8"> global variable tells us which server we currently are, which we will use later when storing and sending that information.</text:span></text:p>
            </text:list-item>
            <text:list-item>
              <text:p text:style-name="P30"><text:span text:style-name="T8">The </text:span><text:span text:style-name="T21">dependency</text:span><text:span text:style-name="T13"> global variable is a dictionary containing all the clients, what messages have been sent, to what servers, and when they were sent. We will use this when checking dependency.</text:span></text:p>
            </text:list-item>
          </text:list>
        </text:list-item>
        <text:list-item>
          <text:p text:style-name="P29">Depending on user input, more global variables will be set <text:span text:style-name="T26">to specify the ports of the server and its peers.</text:span></text:p>
          <text:list>
            <text:list-item>
              <text:p text:style-name="P11"><text:span text:style-name="T26">Ports 8000, 8001, and 8002 </text:span><text:span text:style-name="T27">(referred to as </text:span><text:span text:style-name="T20">ports</text:span><text:span text:style-name="T12">) </text:span><text:span text:style-name="T26">handle the server-client connections for Servers 1, 2, and 3 respectively.</text:span></text:p>
            </text:list-item>
            <text:list-item>
              <text:p text:style-name="P11"><text:span text:style-name="T26">Ports 8100, 8101, and 8102 </text:span><text:span text:style-name="T27">(referred to as </text:span><text:span text:style-name="T20">peer_ports) </text:span><text:span text:style-name="T26">handle the server-to-server connections for Servers 1, 2, and 3 respectively.</text:span></text:p>
            </text:list-item>
          </text:list>
        </text:list-item>
        <text:list-item>
          <text:p text:style-name="P11"><text:span text:style-name="T26">When the user-input is given, </text:span><text:span text:style-name="T27">t</text:span><text:span text:style-name="T26">he server waits for ten seconds </text:span><text:span text:style-name="T27">before resuming</text:span><text:span text:style-name="T26">. This wait is crucial as it gives time for the user to get all the other servers and clients set up before the </text:span><text:soft-page-break/><text:span text:style-name="T26">program attempts to begin connecting. Without it, or if the user fails to input in time, the program will not run.</text:span></text:p>
        </text:list-item>
        <text:list-item>
          <text:p text:style-name="P30">The process of execution is divided up into three distinct threads, plus the main execution loop:</text:p>
          <text:list>
            <text:list-item>
              <text:p text:style-name="P30">Within the main execution loop, the server is constantly listening for new client connections. On a connection, the server will spawn a new <text:span text:style-name="T17">client_target</text:span><text:span text:style-name="T8"> thread to handle the server-client logic. </text:span></text:p>
            </text:list-item>
            <text:list-item>
              <text:p text:style-name="P12"><text:span text:style-name="T12">A single thread is spawned to begin setting up the “server-type” logic of the server-to-server connections. This thread is called </text:span><text:span text:style-name="T20">primary_listen</text:span><text:span text:style-name="T12"> and has its own loop, listening for new connections. On a connection, it will spawn a </text:span><text:span text:style-name="T20">primary_target </text:span><text:span text:style-name="T12">thread to handle the connection’s logic. Print statements tell the user when the server is online and when the server has connected to other servers.</text:span></text:p>
            </text:list-item>
            <text:list-item>
              <text:p text:style-name="P31">The <text:span text:style-name="T17">primary_target</text:span> thread is what actually sends messages over to the other servers on the server-to-server connection. Whenever <text:span text:style-name="T17">client_target </text:span>indicates that it is ready to propagate the information it received from the client, it will set the <text:span text:style-name="T17">status</text:span> global variable to a non-empty value. <text:span text:style-name="T17">primary_target </text:span>will detect when the list is non-empty and take that as a signal that it should propagate the information contained within the list. <text:span text:style-name="T28">A simulated time-delay is applied which scales based on the distance between the two servers.</text:span> <text:span text:style-name="T28">When it is confident that it has sent out all the messages necessary, it will set </text:span><text:span text:style-name="T22">status</text:span><text:span text:style-name="T28"> back to an empty list to indicate it is finished.</text:span></text:p>
            </text:list-item>
            <text:list-item>
              <text:p text:style-name="P13"><text:span text:style-name="T15">One </text:span><text:span text:style-name="T23">replica_target</text:span><text:span text:style-name="T15"> thread is started per each other server on the network. </text:span><text:span text:style-name="T14">The </text:span><text:span text:style-name="T22">replica_target </text:span><text:span text:style-name="T14">thread handles incoming messages from the other servers. Upon receiving a message, the program checks to ensure that the dependencies have been received. If not, the message is stalled. Once the checks are complete, the message is processed into the </text:span><text:span text:style-name="T22">dependency </text:span><text:span text:style-name="T14">dictionary and prints out the relevant information to the user.</text:span></text:p>
            </text:list-item>
            <text:list-item>
              <text:p text:style-name="P13"><text:span text:style-name="T14">The </text:span><text:span text:style-name="T22">client_target </text:span><text:span text:style-name="T14">thread is constantly listening for messages from the client in the form of various signals:</text:span></text:p>
              <text:list>
                <text:list-item>
                  <text:p text:style-name="P15">OP_NULL is the default signal. Whenever this is running, the server continues to wait for a signal indicating other operation logic. Any other operation must set the operation mode back to OP_NULL to ensure that the server can continue to receive input. </text:p>
                </text:list-item>
                <text:list-item>
                  <text:p text:style-name="P32"><text:span text:style-name="T8">The remaining signals are write signals (with implicit read ability embedded). The general template is the same. A signal is received, processed, and then added to </text:span><text:span text:style-name="T17">dependency</text:span><text:span text:style-name="T8"> under the client with both the server </text:span><text:span text:style-name="T17">loc</text:span><text:span text:style-name="T8"> and current </text:span><text:span text:style-name="T17">clock</text:span><text:span text:style-name="T8"> value. In the case of both </text:span><text:span text:style-name="T17">FOUND</text:span><text:span text:style-name="T8"> and </text:span><text:span text:style-name="T17">GLAD</text:span><text:span text:style-name="T8"> signals, which have dependencies, </text:span><text:span text:style-name="T17">dependency</text:span><text:span text:style-name="T8"> is first scanned to check if the requisite signals are in place before anything is committed. </text:span></text:p>
                </text:list-item>
              </text:list>
            </text:list-item>
          </text:list>
        </text:list-item>
      </text:list>
      <text:p text:style-name="P33"><text:span text:style-name="T30">The </text:span><text:span text:style-name="T29">client</text:span><text:span text:style-name="T30"> script is </text:span><text:span text:style-name="T29">structured</text:span><text:span text:style-name="T30"> as follows:</text:span></text:p>
      <text:list xml:id="list1517970264" text:style-name="L3">
        <text:list-item>
          <text:p text:style-name="P17">The program begins by setting up the initial conditions (changing to the “files” directory and marking down its own IP address/port). It then establishes a connection to the server, and prepares to establish a connection to other <text:span text:style-name="T2">peers</text:span></text:p>
        </text:list-item>
        <text:list-item>
          <text:p text:style-name="P18">A thread is started for the seeding functionality, which waits for other peers to connect, takes in the parameters passed in by connected peers, then sends the files in the “seeding” directory to the peer requesting it</text:p>
        </text:list-item>
        <text:list-item>
          <text:p text:style-name="P16"><text:span text:style-name="T2">A thread is started for the command-line input, which sends out signals to the server to coordinate its operations. </text:span><text:span text:style-name="T3">In this thread, the </text:span><text:span text:style-name="T5">user can input the following commands to</text:span><text:span text:style-name="T4"> send to the server for processing:</text:span></text:p>
          <text:list>
            <text:list-item>
              <text:p text:style-name="P19">q: quits the program</text:p>
            </text:list-item>
            <text:list-item>
              <text:p text:style-name="P19">r: registers a new file (requires filename as subsequent input)</text:p>
              <text:list>
                <text:list-item>
                  <text:p text:style-name="P20">client-side logic handles taking a filename input, then passing the filename along with the size to the server</text:p>
                </text:list-item>
              </text:list>
            </text:list-item>
            <text:list-item>
              <text:p text:style-name="P19">d: downloads a file from the registered list (requires filename as subsequent input)</text:p>
              <text:list>
                <text:list-item>
                  <text:p text:style-name="P20"><text:soft-page-break/>client-side logic handles taking a filename input, passing the parameters between the server and the peer, and downloading, merging, then seeding the files</text:p>
                </text:list-item>
              </text:list>
            </text:list-item>
            <text:list-item>
              <text:p text:style-name="P19">lst: lists the currently registered files</text:p>
            </text:list-item>
            <text:list-item>
              <text:p text:style-name="P19">loc: lists the endpoints associated with a given file</text:p>
            </text:list-item>
          </text:list>
        </text:list-item>
      </text:list>
      <text:p text:style-name="P2"/>
      <text:h text:style-name="Heading_20_2" text:outline-level="2">Program Functionality </text:h>
      <text:p text:style-name="P3">Parts of the program which work:</text:p>
      <text:list xml:id="list2674938527" text:style-name="L4">
        <text:list-item>
          <text:p text:style-name="P23">Disconnecting a node</text:p>
        </text:list-item>
        <text:list-item>
          <text:p text:style-name="P23">Requesting a file</text:p>
        </text:list-item>
        <text:list-item>
          <text:p text:style-name="P26">Requesting multiple files</text:p>
        </text:list-item>
        <text:list-item>
          <text:p text:style-name="P23">Downloading a file</text:p>
        </text:list-item>
        <text:list-item>
          <text:p text:style-name="P23">Downloading a file from multiple peers</text:p>
        </text:list-item>
        <text:list-item>
          <text:p text:style-name="P27">File registration/progress/download notifications/replies</text:p>
        </text:list-item>
        <text:list-item>
          <text:p text:style-name="P21"><text:span text:style-name="T7">Seeding a </text:span><text:span text:style-name="T24">chunk</text:span><text:span text:style-name="T7"> once downloaded </text:span></text:p>
        </text:list-item>
        <text:list-item>
          <text:p text:style-name="P27">Splitting and merging files</text:p>
        </text:list-item>
        <text:list-item>
          <text:p text:style-name="P22"><text:span text:style-name="T6">Listing </text:span><text:span text:style-name="T7">endpoints</text:span><text:span text:style-name="T6"> and registered files </text:span></text:p>
        </text:list-item>
        <text:list-item>
          <text:p text:style-name="P23"><text:span text:style-name="T7">H</text:span>ashing and decoding hashes</text:p>
        </text:list-item>
        <text:list-item>
          <text:p text:style-name="P27">Other stuff necessary to the basic functionality of the program</text:p>
        </text:list-item>
      </text:list>
      <text:p text:style-name="P3">Parts which don’t work:</text:p>
      <text:list xml:id="list3596210304" text:style-name="L5">
        <text:list-item>
          <text:p text:style-name="P24">downloading invalid filename inputs</text:p>
        </text:list-item>
        <text:list-item>
          <text:p text:style-name="P24">handling unexpected quits in the peers</text:p>
        </text:list-item>
      </text:list>
      <text:p text:style-name="P3">Parts which may/may not work:</text:p>
      <text:list xml:id="list1953552265" text:style-name="L6">
        <text:list-item>
          <text:p text:style-name="P25">Multiple peers downloading the same file simultaneously</text:p>
        </text:list-item>
      </text:list>
      <text:p text:style-name="P1"/>
      <text:h text:style-name="Heading_20_2" text:outline-level="2">Sample <text:span text:style-name="T7">Output</text:span></text:h>
      <text:p text:style-name="P7">Downloading file:</text:p>
      <text:p text:style-name="P5"><text:tab/>P2P File Sharing Service</text:p>
      <text:p text:style-name="P5"><text:tab/>---------</text:p>
      <text:p text:style-name="P5"><text:tab/>Enter a command:</text:p>
      <text:p text:style-name="P5"><text:tab/>d</text:p>
      <text:p text:style-name="P5"><text:tab/>The following files are currently registered:</text:p>
      <text:p text:style-name="P5"><text:tab/>doug.png</text:p>
      <text:p text:style-name="P5"/>
      <text:p text:style-name="P5"><text:tab/>What file would you like to download?</text:p>
      <text:p text:style-name="P5"><text:tab/>doug.png</text:p>
      <text:p text:style-name="P5"><text:tab/>Recieved chunk 1 from 127.0.0.1:42492</text:p>
      <text:p text:style-name="P5"><text:tab/>Recieved chunk 2 from 127.0.0.1:42490</text:p>
      <text:p text:style-name="P5"><text:tab/>Recieved chunk 3 from 127.0.0.1:42490</text:p>
      <text:p text:style-name="P5"><text:tab/>Recieved chunk 4 from 127.0.0.1:42492</text:p>
      <text:p text:style-name="P5"><text:tab/>Recieved chunk 5 from 127.0.0.1:42492</text:p>
      <text:p text:style-name="P5"><text:tab/>Recieved chunk 6 from 127.0.0.1:42490</text:p>
      <text:p text:style-name="P5"><text:tab/>Recieved chunk 7 from 127.0.0.1:42490</text:p>
      <text:p text:style-name="P5"><text:tab/>Recieved chunk 8 from 127.0.0.1:42492</text:p>
      <text:p text:style-name="P5"><text:tab/>Recieved chunk 9 from 127.0.0.1:42490</text:p>
      <text:p text:style-name="P5"><text:soft-page-break/><text:tab/>Recieved chunk 10 from 127.0.0.1:42490</text:p>
      <text:p text:style-name="P5"><text:tab/>doug.png has completed downloading.</text:p>
      <text:p text:style-name="P7">Registering File:</text:p>
      <text:p text:style-name="P5"><text:tab/>P2P File Sharing Service</text:p>
      <text:p text:style-name="P5"><text:tab/>---------</text:p>
      <text:p text:style-name="P5"><text:tab/>Enter a command:</text:p>
      <text:p text:style-name="P5"><text:tab/>r</text:p>
      <text:p text:style-name="P5"><text:tab/>What file would you like to share?</text:p>
      <text:p text:style-name="P5"><text:tab/>doug.png</text:p>
      <text:p text:style-name="P5"><text:tab/>Registration of doug.png of size 107330 bytes successful.</text:p>
      <text:p text:style-name="P7">Disconnection/Connection of Peers (Server):</text:p>
      <text:p text:style-name="P5"><text:tab/>Waiting for peers...</text:p>
      <text:p text:style-name="P5"><text:tab/>127.0.0.1:42390 has connected. 1 peers on network.</text:p>
      <text:p text:style-name="P5"><text:tab/>127.0.0.1:42392 has connected. 2 peers on network.</text:p>
      <text:p text:style-name="P5"><text:tab/>127.0.0.1:42394 has connected. 3 peers on network.</text:p>
      <text:p text:style-name="P5"><text:tab/>doug.png has completed downloading.</text:p>
      <text:p text:style-name="P5"><text:tab/>127.0.0.1:42394 has disconnected. 2 peers on network.</text:p>
      <text:p text:style-name="P8">Endpoints Location Request:</text:p>
      <text:p text:style-name="P6"><text:tab/>P2P File Sharing Service</text:p>
      <text:p text:style-name="P6"><text:tab/>---------</text:p>
      <text:p text:style-name="P6"><text:tab/>Enter a command:</text:p>
      <text:p text:style-name="P6"><text:tab/>loc</text:p>
      <text:p text:style-name="P6"><text:tab/>What file would you like to check?</text:p>
      <text:p text:style-name="P6"><text:tab/>doug.png</text:p>
      <text:p text:style-name="P6"><text:tab/>There are 2 endpoints seeding this file.</text:p>
      <text:p text:style-name="P6"><text:tab/>Peer 127.0.0.1:54374 currently has chunks [1, 2, 3, 4, 5, 6, 7, 8, 9, 10].</text:p>
      <text:p text:style-name="P6"><text:tab/>Peer 127.0.0.1:54372 currently has chunks [1, 2, 3, 4, 5, 6, 7, 8, 9, 10].</text:p>
      <text:p text:style-name="P8">Requested File List:</text:p>
      <text:p text:style-name="P6"><text:tab/>P2P File Sharing Service</text:p>
      <text:p text:style-name="P6"><text:tab/>---------</text:p>
      <text:p text:style-name="P6"><text:tab/>Enter a command:</text:p>
      <text:p text:style-name="P6"><text:tab/>lst</text:p>
      <text:p text:style-name="P6"><text:tab/>There are currently 1 files in the network.</text:p>
      <text:p text:style-name="P6"><text:tab/>(1) Name: doug.png<text:tab/> Size: 107330 bytes</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18:30:59.276086047</meta:creation-date>
    <dc:date>2022-04-16T18:48:02.939556426</dc:date>
    <meta:editing-duration>P1DT11H35M5S</meta:editing-duration>
    <meta:editing-cycles>12</meta:editing-cycles>
    <meta:generator>LibreOffice/6.4.7.2$Linux_X86_64 LibreOffice_project/40$Build-2</meta:generator>
    <meta:document-statistic meta:table-count="0" meta:image-count="0" meta:object-count="0" meta:page-count="4" meta:paragraph-count="113" meta:word-count="1372" meta:character-count="8294" meta:non-whitespace-character-count="7024"/>
  </office:meta>
</office:document-meta>
</file>